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56D5795D97F17E95.jpg" manifest:media-type="image/jpeg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Contents_20_Heading">
      <style:paragraph-properties fo:text-align="center" style:justify-single-word="false"/>
      <style:text-properties style:font-name="Arial2" fo:font-size="12pt" fo:language="pt" fo:country="BR" fo:font-weight="normal" officeooo:rsid="001d0934" officeooo:paragraph-rsid="001d0934" style:font-size-asian="12pt" style:font-weight-asian="normal" style:font-size-complex="12pt" style:font-weight-complex="normal"/>
    </style:style>
    <style:style style:name="P4" style:family="paragraph" style:parent-style-name="Contents_20_Heading">
      <style:paragraph-properties fo:text-align="center" style:justify-single-word="false"/>
      <style:text-properties style:font-name="Arial2" fo:font-size="12pt" fo:language="pt" fo:country="BR" fo:font-weight="normal" officeooo:rsid="001d0934" officeooo:paragraph-rsid="0043dda9" style:font-size-asian="12pt" style:font-weight-asian="normal" style:font-size-complex="12pt" style:font-weight-complex="normal"/>
    </style:style>
    <style:style style:name="P5" style:family="paragraph" style:parent-style-name="Contents_20_Heading">
      <style:paragraph-properties fo:text-align="center" style:justify-single-word="false"/>
      <style:text-properties style:font-name="Arial2" fo:font-size="12pt" fo:language="pt" fo:country="BR" fo:font-weight="normal" officeooo:rsid="0042075d" officeooo:paragraph-rsid="0042075d" style:font-size-asian="12pt" style:font-weight-asian="normal" style:font-size-complex="12pt" style:font-weight-complex="normal"/>
    </style:style>
    <style:style style:name="P6" style:family="paragraph" style:parent-style-name="Contents_20_Heading">
      <style:paragraph-properties fo:text-align="center" style:justify-single-word="false"/>
      <style:text-properties style:font-name="Arial2" fo:font-size="12pt" fo:language="pt" fo:country="BR" fo:font-weight="normal" officeooo:rsid="0042075d" officeooo:paragraph-rsid="0043dda9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Arial1" fo:font-size="12pt" fo:font-weight="bold" officeooo:rsid="001d0934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8" style:family="paragraph" style:parent-style-name="Text_20_body">
      <style:text-properties style:font-name="Arial1" fo:font-size="12pt" fo:font-weight="bold" officeooo:rsid="001d0934" officeooo:paragraph-rsid="0043dda9" style:font-name-asian="Microsoft YaHei" style:font-size-asian="28pt" style:font-weight-asian="bold" style:font-name-complex="Arial4" style:font-size-complex="28pt" style:font-weight-complex="bold"/>
    </style:style>
    <style:style style:name="P9" style:family="paragraph" style:parent-style-name="Text_20_body">
      <style:text-properties style:font-name="Arial1" fo:font-size="12pt" fo:font-weight="bold" officeooo:rsid="0042075d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10" style:family="paragraph" style:parent-style-name="Text_20_body">
      <style:text-properties style:font-name="Arial1" fo:font-size="12pt" fo:font-weight="bold" officeooo:rsid="0042075d" officeooo:paragraph-rsid="0042075d" style:font-name-asian="Microsoft YaHei" style:font-size-asian="28pt" style:font-weight-asian="bold" style:font-name-complex="Arial4" style:font-size-complex="28pt" style:font-weight-complex="bold"/>
    </style:style>
    <style:style style:name="P11" style:family="paragraph" style:parent-style-name="Text_20_body">
      <style:text-properties style:font-name="Arial1" fo:font-size="12pt" fo:font-weight="bold" officeooo:rsid="0042075d" officeooo:paragraph-rsid="0043dda9" style:font-name-asian="Microsoft YaHei" style:font-size-asian="28pt" style:font-weight-asian="bold" style:font-name-complex="Arial4" style:font-size-complex="28pt" style:font-weight-complex="bold"/>
    </style:style>
    <style:style style:name="P12" style:family="paragraph" style:parent-style-name="Text_20_body">
      <style:text-properties style:font-name="Arial1" fo:font-size="12pt" fo:font-weight="normal" officeooo:rsid="001d0934" officeooo:paragraph-rsid="001d0934" style:font-name-asian="Microsoft YaHei" style:font-size-asian="28pt" style:font-weight-asian="normal" style:font-name-complex="Arial4" style:font-size-complex="28pt" style:font-weight-complex="normal"/>
    </style:style>
    <style:style style:name="P13" style:family="paragraph" style:parent-style-name="Text_20_body">
      <style:text-properties style:font-name="Arial1" fo:font-size="12pt" fo:font-weight="normal" officeooo:rsid="001d0934" officeooo:paragraph-rsid="0043dda9" style:font-name-asian="Microsoft YaHei" style:font-size-asian="28pt" style:font-weight-asian="normal" style:font-name-complex="Arial4" style:font-size-complex="28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Arial" fo:language="pt" fo:country="BR" fo:font-weight="bold" officeooo:rsid="003e3a67" officeooo:paragraph-rsid="003e3a67" fo:background-color="#ffff00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Arial" fo:language="pt" fo:country="BR" fo:font-weight="bold" officeooo:rsid="003e3a67" officeooo:paragraph-rsid="0043dda9" fo:background-color="#ffff00" style:font-weight-asian="bold" style:font-weight-complex="bold"/>
    </style:style>
    <style:style style:name="P16" style:family="paragraph" style:parent-style-name="Text_20_body">
      <style:text-properties officeooo:paragraph-rsid="004195c8"/>
    </style:style>
    <style:style style:name="P17" style:family="paragraph" style:parent-style-name="Text_20_body">
      <style:paragraph-properties fo:text-align="center" style:justify-single-word="false"/>
      <style:text-properties officeooo:paragraph-rsid="0043dda9"/>
    </style:style>
    <style:style style:name="P18" style:family="paragraph" style:parent-style-name="Text_20_body">
      <style:paragraph-properties fo:text-align="center" style:justify-single-word="false"/>
      <style:text-properties officeooo:paragraph-rsid="00441f32"/>
    </style:style>
    <style:style style:name="P1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Bibliography_20_Heading">
      <style:paragraph-properties fo:break-before="page"/>
    </style:style>
    <style:style style:name="P22" style:family="paragraph" style:parent-style-name="Text_20_body">
      <style:paragraph-properties fo:text-align="center" style:justify-single-word="false" fo:break-before="page"/>
      <style:text-properties officeooo:paragraph-rsid="00441f32"/>
    </style:style>
    <style:style style:name="P23" style:family="paragraph" style:parent-style-name="Bibliography_20_1">
      <style:paragraph-properties>
        <style:tab-stops/>
      </style:paragraph-properties>
    </style:style>
    <style:style style:name="P24" style:family="paragraph" style:parent-style-name="Footnote">
      <style:paragraph-properties style:writing-mode="lr-tb"/>
    </style:style>
    <style:style style:name="P25" style:family="paragraph" style:parent-style-name="Text_20_body">
      <style:paragraph-properties fo:text-align="justify" style:justify-single-word="false" style:writing-mode="lr-tb"/>
      <style:text-properties officeooo:paragraph-rsid="00472cb4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472cb4"/>
    </style:style>
    <style:style style:name="P27" style:family="paragraph" style:parent-style-name="Footnote">
      <style:text-properties officeooo:rsid="015c2014" officeooo:paragraph-rsid="015c2014"/>
    </style:style>
    <style:style style:name="P28" style:family="paragraph" style:parent-style-name="Footnote">
      <style:text-properties officeooo:paragraph-rsid="015c2014"/>
    </style:style>
    <style:style style:name="P29" style:family="paragraph" style:parent-style-name="Footnote">
      <style:text-properties officeooo:rsid="015c3a4b" officeooo:paragraph-rsid="015c3a4b"/>
    </style:style>
    <style:style style:name="P30" style:family="paragraph" style:parent-style-name="Footnote">
      <style:text-properties officeooo:rsid="015dfa34" officeooo:paragraph-rsid="015dfa34"/>
    </style:style>
    <style:style style:name="P31" style:family="paragraph" style:parent-style-name="Footnote">
      <style:text-properties officeooo:rsid="015ed193" officeooo:paragraph-rsid="015ed193"/>
    </style:style>
    <style:style style:name="P32" style:family="paragraph" style:parent-style-name="Heading_20_1" style:list-style-name="">
      <style:text-properties style:font-name="Arial2" fo:font-size="12pt" fo:language="pt" fo:country="BR" fo:font-style="normal" fo:font-weight="bold" officeooo:rsid="00053733" officeooo:paragraph-rsid="001deff8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Heading_20_1" style:list-style-name="WWNum1">
      <style:paragraph-properties fo:break-before="page"/>
      <style:text-properties officeooo:paragraph-rsid="00480c8e"/>
    </style:style>
    <style:style style:name="P34" style:family="paragraph" style:parent-style-name="Text_20_body" style:master-page-name="CTM_20__7c__20_Capa">
      <style:paragraph-properties fo:text-align="center" style:justify-single-word="false" style:page-number="auto"/>
    </style:style>
    <style:style style:name="P35" style:family="paragraph" style:parent-style-name="Text_20_body">
      <style:paragraph-properties fo:text-align="justify" style:justify-single-word="false" style:writing-mode="lr-tb"/>
      <style:text-properties fo:font-style="normal" officeooo:paragraph-rsid="00472cb4" style:font-style-asian="normal" style:font-style-complex="normal"/>
    </style:style>
    <style:style style:name="P36" style:family="paragraph" style:parent-style-name="Text_20_body" style:list-style-name="WWNum1">
      <style:paragraph-properties fo:text-align="end" style:justify-single-word="false" style:writing-mode="lr-tb"/>
      <style:text-properties style:font-name="Arial" fo:language="pt" fo:country="BR" fo:font-style="normal" officeooo:rsid="007c2fa2" officeooo:paragraph-rsid="00480c8e" style:font-style-asian="normal" style:font-style-complex="normal"/>
    </style:style>
    <style:style style:name="P37" style:family="paragraph" style:parent-style-name="Text_20_body" style:list-style-name="WWNum1">
      <style:paragraph-properties fo:text-align="justify" style:justify-single-word="false"/>
      <style:text-properties officeooo:paragraph-rsid="00480c8e"/>
    </style:style>
    <style:style style:name="P38" style:family="paragraph" style:parent-style-name="Text_20_body" style:list-style-name="WWNum1">
      <style:paragraph-properties fo:margin-left="0cm" fo:margin-right="0cm" fo:text-align="justify" style:justify-single-word="false" fo:text-indent="0cm" style:auto-text-indent="false"/>
      <style:text-properties officeooo:paragraph-rsid="00480c8e"/>
    </style:style>
    <style:style style:name="T1" style:family="text">
      <style:text-properties officeooo:rsid="001d0934"/>
    </style:style>
    <style:style style:name="T2" style:family="text">
      <style:text-properties style:font-name="Arial" fo:language="pt" fo:country="BR" officeooo:rsid="0031a03f"/>
    </style:style>
    <style:style style:name="T3" style:family="text">
      <style:text-properties style:font-name="Arial" fo:language="pt" fo:country="BR" officeooo:rsid="003e3a67" fo:background-color="#ffff00" loext:char-shading-value="0"/>
    </style:style>
    <style:style style:name="T4" style:family="text">
      <style:text-properties style:font-name="Arial" fo:language="pt" fo:country="BR" officeooo:rsid="00aa5531"/>
    </style:style>
    <style:style style:name="T5" style:family="text">
      <style:text-properties style:font-name="Arial" fo:language="pt" fo:country="BR" fo:font-style="normal" officeooo:rsid="009adcf7" style:font-style-asian="normal" style:font-style-complex="normal"/>
    </style:style>
    <style:style style:name="T6" style:family="text">
      <style:text-properties style:font-name="Arial" fo:language="pt" fo:country="BR" fo:font-style="normal" officeooo:rsid="009c22e5" style:font-style-asian="normal" style:font-style-complex="normal"/>
    </style:style>
    <style:style style:name="T7" style:family="text">
      <style:text-properties style:font-name="Arial" fo:language="pt" fo:country="BR" fo:font-style="normal" officeooo:rsid="00b19334" style:font-style-asian="normal" style:font-style-complex="normal"/>
    </style:style>
    <style:style style:name="T8" style:family="text">
      <style:text-properties style:font-name="Arial" fo:language="pt" fo:country="BR" fo:font-style="normal" officeooo:rsid="00c08115" style:font-style-asian="normal" style:font-style-complex="normal"/>
    </style:style>
    <style:style style:name="T9" style:family="text">
      <style:text-properties style:font-name="Arial" fo:language="pt" fo:country="BR" fo:font-style="normal" officeooo:rsid="006078ea" style:font-style-asian="normal" style:font-style-complex="normal"/>
    </style:style>
    <style:style style:name="T10" style:family="text">
      <style:text-properties style:font-name="Arial" fo:language="pt" fo:country="BR" fo:font-style="normal" officeooo:rsid="00d0f374" style:font-style-asian="normal" style:font-style-complex="normal"/>
    </style:style>
    <style:style style:name="T11" style:family="text">
      <style:text-properties style:font-name="Arial" fo:language="pt" fo:country="BR" fo:font-style="normal" officeooo:rsid="00e2fdcb" style:font-style-asian="normal" style:font-style-complex="normal"/>
    </style:style>
    <style:style style:name="T12" style:family="text">
      <style:text-properties style:font-name="Arial" fo:language="pt" fo:country="BR" fo:font-style="normal" officeooo:rsid="00e2fdcb" fo:background-color="transparent" loext:char-shading-value="0" style:font-style-asian="normal" style:font-style-complex="normal"/>
    </style:style>
    <style:style style:name="T13" style:family="text">
      <style:text-properties style:font-name="Arial" fo:font-size="10pt" fo:language="pt" fo:country="BR" officeooo:rsid="0043dda9"/>
    </style:style>
    <style:style style:name="T14" style:family="text">
      <style:text-properties style:font-name="Arial" fo:font-size="10pt" fo:language="pt" fo:country="BR" officeooo:rsid="0043dda9" fo:background-color="#ffff00" loext:char-shading-value="0"/>
    </style:style>
    <style:style style:name="T15" style:family="text">
      <style:text-properties officeooo:rsid="001d0934" fo:background-color="transparent" loext:char-shading-value="0"/>
    </style:style>
    <style:style style:name="T16" style:family="text">
      <style:text-properties officeooo:rsid="0043dda9"/>
    </style:style>
    <style:style style:name="T17" style:family="text">
      <style:text-properties officeooo:rsid="0043dda9" fo:background-color="#ffff00" loext:char-shading-value="0"/>
    </style:style>
    <style:style style:name="T18" style:family="text">
      <style:text-properties fo:language="pt" fo:country="BR"/>
    </style:style>
    <style:style style:name="T19" style:family="text">
      <style:text-properties fo:language="pt" fo:country="BR" fo:font-style="normal" style:font-style-asian="normal" style:font-style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a0d5cf" style:font-style-asian="normal" style:font-style-complex="normal"/>
    </style:style>
    <style:style style:name="T22" style:family="text">
      <style:text-properties fo:font-style="normal" officeooo:rsid="00a00f85" style:font-style-asian="normal" style:font-style-complex="normal"/>
    </style:style>
    <style:style style:name="T23" style:family="text">
      <style:text-properties fo:font-style="normal" officeooo:rsid="005d4191" style:font-style-asian="normal" style:font-style-complex="normal"/>
    </style:style>
    <style:style style:name="T24" style:family="text">
      <style:text-properties fo:font-style="normal" officeooo:rsid="005ea295" style:font-style-asian="normal" style:font-style-complex="normal"/>
    </style:style>
    <style:style style:name="T25" style:family="text">
      <style:text-properties fo:font-style="normal" officeooo:rsid="009adcf7" style:font-style-asian="normal" style:font-style-complex="normal"/>
    </style:style>
    <style:style style:name="T26" style:family="text">
      <style:text-properties fo:font-style="normal" officeooo:rsid="00bf4c8a" style:font-style-asian="normal" style:font-style-complex="normal"/>
    </style:style>
    <style:style style:name="T27" style:family="text">
      <style:text-properties fo:font-style="normal" officeooo:rsid="009ea71c" style:font-style-asian="normal" style:font-style-complex="normal"/>
    </style:style>
    <style:style style:name="T28" style:family="text">
      <style:text-properties fo:font-style="normal" officeooo:rsid="00b896ab" style:font-style-asian="normal" style:font-style-complex="normal"/>
    </style:style>
    <style:style style:name="T29" style:family="text">
      <style:text-properties fo:font-style="normal" officeooo:rsid="0072252d" style:font-style-asian="normal" style:font-style-complex="normal"/>
    </style:style>
    <style:style style:name="T30" style:family="text">
      <style:text-properties fo:font-style="normal" officeooo:rsid="009c22e5" style:font-style-asian="normal" style:font-style-complex="normal"/>
    </style:style>
    <style:style style:name="T31" style:family="text">
      <style:text-properties fo:font-style="normal" officeooo:rsid="00b4f942" style:font-style-asian="normal" style:font-style-complex="normal"/>
    </style:style>
    <style:style style:name="T32" style:family="text">
      <style:text-properties fo:font-style="normal" officeooo:rsid="00aa5531" style:font-style-asian="normal" style:font-style-complex="normal"/>
    </style:style>
    <style:style style:name="T33" style:family="text">
      <style:text-properties fo:font-style="normal" officeooo:rsid="00a21664" style:font-style-asian="normal" style:font-style-complex="normal"/>
    </style:style>
    <style:style style:name="T34" style:family="text">
      <style:text-properties fo:font-style="normal" officeooo:rsid="01a9255e" style:font-style-asian="normal" style:font-style-complex="normal"/>
    </style:style>
    <style:style style:name="T35" style:family="text">
      <style:text-properties fo:font-style="normal" officeooo:rsid="00ca00d9" style:font-style-asian="normal" style:font-style-complex="normal"/>
    </style:style>
    <style:style style:name="T36" style:family="text">
      <style:text-properties fo:font-style="normal" officeooo:rsid="00cfd1b5" style:font-style-asian="normal" style:font-style-complex="normal"/>
    </style:style>
    <style:style style:name="T37" style:family="text">
      <style:text-properties fo:font-style="normal" officeooo:rsid="009d8cb1" style:font-style-asian="normal" style:font-style-complex="normal"/>
    </style:style>
    <style:style style:name="T38" style:family="text">
      <style:text-properties fo:font-style="normal" officeooo:rsid="005ef505" style:font-style-asian="normal" style:font-style-complex="normal"/>
    </style:style>
    <style:style style:name="T39" style:family="text">
      <style:text-properties fo:font-style="normal" officeooo:rsid="00b081c9" style:font-style-asian="normal" style:font-style-complex="normal"/>
    </style:style>
    <style:style style:name="T40" style:family="text">
      <style:text-properties fo:font-style="normal" officeooo:rsid="00ac4c09" style:font-style-asian="normal" style:font-style-complex="normal"/>
    </style:style>
    <style:style style:name="T41" style:family="text">
      <style:text-properties fo:font-style="normal" officeooo:rsid="015c2014" style:font-style-asian="normal" style:font-style-complex="normal"/>
    </style:style>
    <style:style style:name="T42" style:family="text">
      <style:text-properties fo:font-style="normal" officeooo:rsid="00c0730d" style:font-style-asian="normal" style:font-style-complex="normal"/>
    </style:style>
    <style:style style:name="T43" style:family="text">
      <style:text-properties fo:font-style="normal" officeooo:rsid="00acc4db" style:font-style-asian="normal" style:font-style-complex="normal"/>
    </style:style>
    <style:style style:name="T44" style:family="text">
      <style:text-properties fo:font-style="normal" officeooo:rsid="00ecf884" style:font-style-asian="normal" style:font-style-complex="normal"/>
    </style:style>
    <style:style style:name="T45" style:family="text">
      <style:text-properties fo:font-style="normal" officeooo:rsid="006078ea" style:font-style-asian="normal" style:font-style-complex="normal"/>
    </style:style>
    <style:style style:name="T46" style:family="text">
      <style:text-properties fo:font-style="normal" officeooo:rsid="007356de" style:font-style-asian="normal" style:font-style-complex="normal"/>
    </style:style>
    <style:style style:name="T47" style:family="text">
      <style:text-properties fo:font-style="normal" officeooo:rsid="00c08115" style:font-style-asian="normal" style:font-style-complex="normal"/>
    </style:style>
    <style:style style:name="T48" style:family="text">
      <style:text-properties fo:font-style="normal" officeooo:rsid="0060ecd1" style:font-style-asian="normal" style:font-style-complex="normal"/>
    </style:style>
    <style:style style:name="T49" style:family="text">
      <style:text-properties fo:font-style="normal" officeooo:rsid="00d6cbff" style:font-style-asian="normal" style:font-style-complex="normal"/>
    </style:style>
    <style:style style:name="T50" style:family="text">
      <style:text-properties fo:font-style="normal" officeooo:rsid="0079a625" style:font-style-asian="normal" style:font-style-complex="normal"/>
    </style:style>
    <style:style style:name="T51" style:family="text">
      <style:text-properties fo:font-style="normal" officeooo:rsid="006208fe" style:font-style-asian="normal" style:font-style-complex="normal"/>
    </style:style>
    <style:style style:name="T52" style:family="text">
      <style:text-properties fo:font-style="normal" officeooo:rsid="0063bb66" style:font-style-asian="normal" style:font-style-complex="normal"/>
    </style:style>
    <style:style style:name="T53" style:family="text">
      <style:text-properties fo:font-style="normal" officeooo:rsid="00b74cc5" style:font-style-asian="normal" style:font-style-complex="normal"/>
    </style:style>
    <style:style style:name="T54" style:family="text">
      <style:text-properties fo:font-style="normal" officeooo:rsid="007aaa1f" style:font-style-asian="normal" style:font-style-complex="normal"/>
    </style:style>
    <style:style style:name="T55" style:family="text">
      <style:text-properties fo:font-style="normal" officeooo:rsid="01aa734b" style:font-style-asian="normal" style:font-style-complex="normal"/>
    </style:style>
    <style:style style:name="T56" style:family="text">
      <style:text-properties fo:font-style="normal" officeooo:rsid="00e2fdcb" style:font-style-asian="normal" style:font-style-complex="normal"/>
    </style:style>
    <style:style style:name="T57" style:family="text">
      <style:text-properties fo:font-style="normal" officeooo:rsid="00b6e33a" style:font-style-asian="normal" style:font-style-complex="normal"/>
    </style:style>
    <style:style style:name="T58" style:family="text">
      <style:text-properties fo:font-style="normal" officeooo:rsid="00a3f716" style:font-style-asian="normal" style:font-style-complex="normal"/>
    </style:style>
    <style:style style:name="T59" style:family="text">
      <style:text-properties fo:font-style="normal" officeooo:rsid="0064f3d1" style:font-style-asian="normal" style:font-style-complex="normal"/>
    </style:style>
    <style:style style:name="T60" style:family="text">
      <style:text-properties fo:font-style="normal" officeooo:rsid="015ed193" style:font-style-asian="normal" style:font-style-complex="normal"/>
    </style:style>
    <style:style style:name="T61" style:family="text">
      <style:text-properties fo:font-style="normal" officeooo:rsid="01aa94d5" style:font-style-asian="normal" style:font-style-complex="normal"/>
    </style:style>
    <style:style style:name="T62" style:family="text">
      <style:text-properties fo:font-style="normal" officeooo:rsid="00d8d87a" style:font-style-asian="normal" style:font-style-complex="normal"/>
    </style:style>
    <style:style style:name="T63" style:family="text">
      <style:text-properties fo:font-style="normal" style:text-underline-style="none" style:font-style-asian="normal" style:font-style-complex="normal"/>
    </style:style>
    <style:style style:name="T64" style:family="text">
      <style:text-properties fo:font-style="normal" style:text-underline-style="none" officeooo:rsid="00a3f716" style:font-style-asian="normal" style:font-style-complex="normal"/>
    </style:style>
    <style:style style:name="T65" style:family="text">
      <style:text-properties fo:font-style="normal" style:text-underline-style="none" officeooo:rsid="00e2fdcb" style:font-style-asian="normal" style:font-style-complex="normal"/>
    </style:style>
    <style:style style:name="T66" style:family="text">
      <style:text-properties fo:font-style="normal" officeooo:rsid="00a21664" fo:background-color="transparent" loext:char-shading-value="0" style:font-style-asian="normal" style:font-style-complex="normal"/>
    </style:style>
    <style:style style:name="T67" style:family="text">
      <style:text-properties fo:font-style="normal" officeooo:rsid="01aa734b" fo:background-color="transparent" loext:char-shading-value="0" style:font-style-asian="normal" style:font-style-complex="normal"/>
    </style:style>
    <style:style style:name="T68" style:family="text">
      <style:text-properties fo:font-style="normal" officeooo:rsid="00aa5531" fo:background-color="transparent" loext:char-shading-value="0" style:font-style-asian="normal" style:font-style-complex="normal"/>
    </style:style>
    <style:style style:name="T69" style:family="text">
      <style:text-properties fo:font-style="normal" officeooo:rsid="00e2fdcb" fo:background-color="transparent" loext:char-shading-value="0" style:font-style-asian="normal" style:font-style-complex="normal"/>
    </style:style>
    <style:style style:name="T70" style:family="text">
      <style:text-properties fo:font-style="normal" officeooo:rsid="00b6e33a" fo:background-color="transparent" loext:char-shading-value="0" style:font-style-asian="normal" style:font-style-complex="normal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officeooo:rsid="00aa5531" style:font-style-asian="italic" style:font-style-complex="italic"/>
    </style:style>
    <style:style style:name="T73" style:family="text">
      <style:text-properties fo:font-style="italic" officeooo:rsid="00a0d5cf" style:font-style-asian="italic" style:font-style-complex="italic"/>
    </style:style>
    <style:style style:name="T74" style:family="text">
      <style:text-properties fo:font-style="italic" officeooo:rsid="005ef505" style:font-style-asian="italic" style:font-style-complex="italic"/>
    </style:style>
    <style:style style:name="T75" style:family="text">
      <style:text-properties fo:font-style="italic" officeooo:rsid="015c2014" style:font-style-asian="italic" style:font-style-complex="italic"/>
    </style:style>
    <style:style style:name="T76" style:family="text">
      <style:text-properties fo:font-style="italic" officeooo:rsid="018d7516" style:font-style-asian="italic" style:font-style-complex="italic"/>
    </style:style>
    <style:style style:name="T77" style:family="text">
      <style:text-properties fo:font-style="italic" officeooo:rsid="00c0730d" style:font-style-asian="italic" style:font-style-complex="italic"/>
    </style:style>
    <style:style style:name="T78" style:family="text">
      <style:text-properties fo:font-style="italic" officeooo:rsid="006078ea" style:font-style-asian="italic" style:font-style-complex="italic"/>
    </style:style>
    <style:style style:name="T79" style:family="text">
      <style:text-properties fo:font-style="italic" officeooo:rsid="0060ecd1" style:font-style-asian="italic" style:font-style-complex="italic"/>
    </style:style>
    <style:style style:name="T80" style:family="text">
      <style:text-properties fo:font-style="italic" officeooo:rsid="00c9e6c9" style:font-style-asian="italic" style:font-style-complex="italic"/>
    </style:style>
    <style:style style:name="T81" style:family="text">
      <style:text-properties fo:font-style="italic" officeooo:rsid="006208fe" style:font-style-asian="italic" style:font-style-complex="italic"/>
    </style:style>
    <style:style style:name="T82" style:family="text">
      <style:text-properties fo:font-style="italic" officeooo:rsid="0063bb66" style:font-style-asian="italic" style:font-style-complex="italic"/>
    </style:style>
    <style:style style:name="T83" style:family="text">
      <style:text-properties fo:font-style="italic" style:text-underline-style="none" style:font-style-asian="italic" style:font-style-complex="italic"/>
    </style:style>
    <style:style style:name="T84" style:family="text">
      <style:text-properties fo:font-style="italic" style:text-underline-style="none" officeooo:rsid="00a3f716" style:font-style-asian="italic" style:font-style-complex="italic"/>
    </style:style>
    <style:style style:name="T85" style:family="text">
      <style:text-properties style:use-window-font-color="true" fo:font-style="normal" style:font-style-asian="normal" style:font-style-complex="normal"/>
    </style:style>
    <style:style style:name="T86" style:family="text">
      <style:text-properties style:use-window-font-color="true" fo:font-style="normal" officeooo:rsid="009ea71c" style:font-style-asian="normal" style:font-style-complex="normal"/>
    </style:style>
    <style:style style:name="T87" style:family="text">
      <style:text-properties style:use-window-font-color="true" fo:font-style="normal" officeooo:rsid="00a21664" style:font-style-asian="normal" style:font-style-complex="normal"/>
    </style:style>
    <style:style style:name="T88" style:family="text">
      <style:text-properties style:use-window-font-color="true" fo:font-style="normal" officeooo:rsid="00a0d5cf" style:font-style-asian="normal" style:font-style-complex="normal"/>
    </style:style>
    <style:style style:name="T89" style:family="text">
      <style:text-properties style:use-window-font-color="true" fo:font-style="normal" officeooo:rsid="00bf4c8a" style:font-style-asian="normal" style:font-style-complex="normal"/>
    </style:style>
    <style:style style:name="T90" style:family="text">
      <style:text-properties style:use-window-font-color="true" fo:font-style="normal" officeooo:rsid="01a9255e" style:font-style-asian="normal" style:font-style-complex="normal"/>
    </style:style>
    <style:style style:name="T91" style:family="text">
      <style:text-properties style:use-window-font-color="true" fo:font-style="normal" officeooo:rsid="015c2014" style:font-style-asian="normal" style:font-style-complex="normal"/>
    </style:style>
    <style:style style:name="T92" style:family="text">
      <style:text-properties style:use-window-font-color="true" fo:font-style="normal" officeooo:rsid="00aa5531" style:font-style-asian="normal" style:font-style-complex="normal"/>
    </style:style>
    <style:style style:name="T93" style:family="text">
      <style:text-properties style:use-window-font-color="true" fo:font-style="normal" officeooo:rsid="00ac4c09" style:font-style-asian="normal" style:font-style-complex="normal"/>
    </style:style>
    <style:style style:name="T94" style:family="text">
      <style:text-properties style:use-window-font-color="true" fo:font-style="normal" officeooo:rsid="00b19334" style:font-style-asian="normal" style:font-style-complex="normal"/>
    </style:style>
    <style:style style:name="T95" style:family="text">
      <style:text-properties style:use-window-font-color="true" fo:font-style="normal" officeooo:rsid="00d2beb7" style:font-style-asian="normal" style:font-style-complex="normal"/>
    </style:style>
    <style:style style:name="T96" style:family="text">
      <style:text-properties style:use-window-font-color="true" fo:font-style="normal" officeooo:rsid="00acc4db" style:font-style-asian="normal" style:font-style-complex="normal"/>
    </style:style>
    <style:style style:name="T97" style:family="text">
      <style:text-properties style:use-window-font-color="true" fo:font-style="normal" officeooo:rsid="00ecf884" style:font-style-asian="normal" style:font-style-complex="normal"/>
    </style:style>
    <style:style style:name="T98" style:family="text">
      <style:text-properties style:use-window-font-color="true" fo:font-style="normal" officeooo:rsid="00c0730d" style:font-style-asian="normal" style:font-style-complex="normal"/>
    </style:style>
    <style:style style:name="T99" style:family="text">
      <style:text-properties style:use-window-font-color="true" fo:font-style="normal" officeooo:rsid="00ee3c64" style:font-style-asian="normal" style:font-style-complex="normal"/>
    </style:style>
    <style:style style:name="T100" style:family="text">
      <style:text-properties style:use-window-font-color="true" fo:font-style="normal" officeooo:rsid="00d0f374" style:font-style-asian="normal" style:font-style-complex="normal"/>
    </style:style>
    <style:style style:name="T101" style:family="text">
      <style:text-properties style:use-window-font-color="true" fo:font-style="normal" officeooo:rsid="00c08115" style:font-style-asian="normal" style:font-style-complex="normal"/>
    </style:style>
    <style:style style:name="T102" style:family="text">
      <style:text-properties style:use-window-font-color="true" fo:font-style="normal" officeooo:rsid="00d6cbff" style:font-style-asian="normal" style:font-style-complex="normal"/>
    </style:style>
    <style:style style:name="T103" style:family="text">
      <style:text-properties style:use-window-font-color="true" fo:font-style="normal" officeooo:rsid="0063bb66" style:font-style-asian="normal" style:font-style-complex="normal"/>
    </style:style>
    <style:style style:name="T104" style:family="text">
      <style:text-properties style:use-window-font-color="true" fo:font-style="normal" officeooo:rsid="0060ecd1" style:font-style-asian="normal" style:font-style-complex="normal"/>
    </style:style>
    <style:style style:name="T105" style:family="text">
      <style:text-properties style:use-window-font-color="true" fo:font-style="normal" officeooo:rsid="01aa734b" style:font-style-asian="normal" style:font-style-complex="normal"/>
    </style:style>
    <style:style style:name="T106" style:family="text">
      <style:text-properties style:use-window-font-color="true" fo:font-style="normal" officeooo:rsid="00b74cc5" style:font-style-asian="normal" style:font-style-complex="normal"/>
    </style:style>
    <style:style style:name="T107" style:family="text">
      <style:text-properties style:use-window-font-color="true" fo:font-style="normal" officeooo:rsid="00a3f716" style:font-style-asian="normal" style:font-style-complex="normal"/>
    </style:style>
    <style:style style:name="T108" style:family="text">
      <style:text-properties style:use-window-font-color="true" fo:font-style="normal" officeooo:rsid="00e2fdcb" style:font-style-asian="normal" style:font-style-complex="normal"/>
    </style:style>
    <style:style style:name="T109" style:family="text">
      <style:text-properties style:use-window-font-color="true" fo:font-style="normal" officeooo:rsid="00c9e6c9" style:font-style-asian="normal" style:font-style-complex="normal"/>
    </style:style>
    <style:style style:name="T110" style:family="text">
      <style:text-properties style:use-window-font-color="true" fo:language="pt" fo:country="BR" fo:font-style="normal" style:font-style-asian="normal" style:font-style-complex="normal"/>
    </style:style>
    <style:style style:name="T111" style:family="text">
      <style:text-properties style:use-window-font-color="true" fo:font-style="italic" style:font-style-asian="italic" style:font-style-complex="italic"/>
    </style:style>
    <style:style style:name="T112" style:family="text">
      <style:text-properties style:use-window-font-color="true" fo:font-style="italic" officeooo:rsid="00ee3c64" style:font-style-asian="italic" style:font-style-complex="italic"/>
    </style:style>
    <style:style style:name="T113" style:family="text">
      <style:text-properties style:use-window-font-color="tr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style:use-window-font-color="true" fo:font-size="12pt" fo:font-style="normal" fo:font-weight="normal" officeooo:rsid="0064f3d1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style:use-window-font-color="true" fo:font-size="12pt" fo:font-style="normal" fo:font-weight="normal" officeooo:rsid="00d0f374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style:use-window-font-color="true" fo:font-size="12pt" fo:font-style="normal" fo:font-weight="normal" officeooo:rsid="01aa734b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style:use-window-font-color="true" fo:font-size="12pt" fo:font-style="normal" fo:font-weight="normal" officeooo:rsid="006566e7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style:use-window-font-color="true" fo:font-size="12pt" fo:font-style="normal" fo:font-weight="normal" officeooo:rsid="00c560b7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style:use-window-font-color="true" fo:font-size="12pt" fo:font-style="normal" fo:font-weight="normal" officeooo:rsid="007356de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style:use-window-font-color="true" fo:font-size="12pt" fo:font-style="normal" fo:font-weight="normal" officeooo:rsid="00c9e6c9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style:use-window-font-color="true" fo:font-size="12pt" fo:font-style="normal" fo:font-weight="normal" officeooo:rsid="00767b30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style:use-window-font-color="true" fo:font-size="12pt" fo:font-style="normal" fo:font-weight="normal" officeooo:rsid="00d13344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style:use-window-font-color="true" fo:font-size="12pt" fo:font-style="normal" fo:font-weight="normal" officeooo:rsid="00870e25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style:use-window-font-color="true" fo:font-size="12pt" fo:font-style="normal" fo:font-weight="normal" officeooo:rsid="0088edc8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style:use-window-font-color="true" fo:font-size="12pt" fo:font-style="normal" fo:font-weight="normal" officeooo:rsid="008d2df5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style:use-window-font-color="true" fo:font-size="12pt" fo:font-style="normal" fo:font-weight="normal" officeooo:rsid="0096eede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style:use-window-font-color="true" fo:font-size="12pt" fo:font-style="normal" fo:font-weight="normal" officeooo:rsid="00c7476c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style:use-window-font-color="true" fo:font-size="12pt" fo:font-style="normal" fo:font-weight="normal" officeooo:rsid="00971c31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style:use-window-font-color="true" fo:font-size="12pt" fo:font-style="normal" fo:font-weight="normal" officeooo:rsid="00d66a78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style:use-window-font-color="true" fo:font-size="12pt" fo:font-style="normal" fo:font-weight="normal" officeooo:rsid="00ee3c64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style:use-window-font-color="true" fo:font-size="12pt" fo:font-style="normal" fo:font-weight="normal" officeooo:rsid="00c90be1" style:font-size-asian="12pt" style:font-style-asian="normal" style:font-weight-asian="normal" style:font-size-complex="12pt" style:font-style-complex="normal" style:font-weight-complex="normal"/>
    </style:style>
    <style:style style:name="T132" style:family="text">
      <style:text-properties style:use-window-font-color="true" fo:font-size="12pt" fo:font-style="normal" fo:font-weight="normal" officeooo:rsid="0097ea99" style:font-size-asian="12pt" style:font-style-asian="normal" style:font-weight-asian="normal" style:font-size-complex="12pt" style:font-style-complex="normal" style:font-weight-complex="normal"/>
    </style:style>
    <style:style style:name="T133" style:family="text">
      <style:text-properties style:use-window-font-color="tru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34" style:family="text">
      <style:text-properties style:use-window-font-color="true" fo:font-size="12pt" fo:font-style="italic" fo:font-weight="normal" officeooo:rsid="01aa734b" style:font-size-asian="12pt" style:font-style-asian="italic" style:font-weight-asian="normal" style:font-size-complex="12pt" style:font-style-complex="italic" style:font-weight-complex="normal"/>
    </style:style>
    <style:style style:name="T135" style:family="text">
      <style:text-properties style:use-window-font-color="true" fo:font-size="12pt" fo:font-style="italic" fo:font-weight="normal" officeooo:rsid="00c560b7" style:font-size-asian="12pt" style:font-style-asian="italic" style:font-weight-asian="normal" style:font-size-complex="12pt" style:font-style-complex="italic" style:font-weight-complex="normal"/>
    </style:style>
    <style:style style:name="T136" style:family="text">
      <style:text-properties style:use-window-font-color="true" fo:font-size="12pt" fo:font-style="italic" fo:font-weight="normal" officeooo:rsid="006566e7" style:font-size-asian="12pt" style:font-style-asian="italic" style:font-weight-asian="normal" style:font-size-complex="12pt" style:font-style-complex="italic" style:font-weight-complex="normal"/>
    </style:style>
    <style:style style:name="T137" style:family="text">
      <style:text-properties style:use-window-font-color="true" fo:font-size="12pt" fo:font-style="italic" fo:font-weight="normal" officeooo:rsid="0088edc8" style:font-size-asian="12pt" style:font-style-asian="italic" style:font-weight-asian="normal" style:font-size-complex="12pt" style:font-style-complex="italic" style:font-weight-complex="normal"/>
    </style:style>
    <style:style style:name="T138" style:family="text">
      <style:text-properties style:use-window-font-color="true" fo:font-size="12pt" fo:font-style="italic" fo:font-weight="normal" officeooo:rsid="008d2df5" style:font-size-asian="12pt" style:font-style-asian="italic" style:font-weight-asian="normal" style:font-size-complex="12pt" style:font-style-complex="italic" style:font-weight-complex="normal"/>
    </style:style>
    <style:style style:name="T139" style:family="text">
      <style:text-properties style:use-window-font-color="true" fo:font-size="12pt" fo:font-style="italic" fo:font-weight="normal" officeooo:rsid="00d13344" style:font-size-asian="12pt" style:font-style-asian="italic" style:font-weight-asian="normal" style:font-size-complex="12pt" style:font-style-complex="italic" style:font-weight-complex="normal"/>
    </style:style>
    <style:style style:name="T140" style:family="text">
      <style:text-properties style:use-window-font-color="true" fo:font-size="12pt" fo:font-style="italic" fo:font-weight="normal" officeooo:rsid="00971c31" style:font-size-asian="12pt" style:font-style-asian="italic" style:font-weight-asian="normal" style:font-size-complex="12pt" style:font-style-complex="italic" style:font-weight-complex="normal"/>
    </style:style>
    <style:style style:name="T141" style:family="text">
      <style:text-properties style:use-window-font-color="true" fo:font-size="12pt" fo:font-style="italic" fo:font-weight="normal" officeooo:rsid="0097ea99" style:font-size-asian="12pt" style:font-style-asian="italic" style:font-weight-asian="normal" style:font-size-complex="12pt" style:font-style-complex="italic" style:font-weight-complex="normal"/>
    </style:style>
    <style:style style:name="T142" style:family="text">
      <style:text-properties style:use-window-font-color="true" fo:font-size="12pt" fo:language="pt" fo:country="B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style:use-window-font-color="true" style:font-name="Arial" fo:language="pt" fo:country="BR" fo:font-style="normal" officeooo:rsid="01a9255e" style:font-style-asian="normal" style:font-style-complex="normal"/>
    </style:style>
    <style:style style:name="T144" style:family="text">
      <style:text-properties style:use-window-font-color="true" style:font-name="Arial" fo:language="pt" fo:country="BR" fo:font-style="normal" officeooo:rsid="00d2beb7" style:font-style-asian="normal" style:font-style-complex="normal"/>
    </style:style>
    <style:style style:name="T145" style:family="text">
      <style:text-properties style:use-window-font-color="true" style:font-name="Arial" fo:language="pt" fo:country="BR" fo:font-style="normal" officeooo:rsid="00ecf884" style:font-style-asian="normal" style:font-style-complex="normal"/>
    </style:style>
    <style:style style:name="T146" style:family="text">
      <style:text-properties style:use-window-font-color="true" style:font-name="Arial" fo:language="pt" fo:country="BR" fo:font-style="normal" officeooo:rsid="00ee3c64" style:font-style-asian="normal" style:font-style-complex="normal"/>
    </style:style>
    <style:style style:name="T147" style:family="text">
      <style:text-properties style:use-window-font-color="true" style:font-name="Arial" fo:font-size="12pt" fo:language="pt" fo:country="BR" fo:font-style="normal" fo:font-weight="normal" officeooo:rsid="007356de" style:font-size-asian="12pt" style:font-style-asian="normal" style:font-weight-asian="normal" style:font-size-complex="12pt" style:font-style-complex="normal" style:font-weight-complex="normal"/>
    </style:style>
    <style:style style:name="T148" style:family="text">
      <style:text-properties style:use-window-font-color="true" style:font-name="Arial" fo:font-size="12pt" fo:language="pt" fo:country="BR" fo:font-style="normal" fo:font-weight="normal" officeooo:rsid="00d0f374" style:font-size-asian="12pt" style:font-style-asian="normal" style:font-weight-asian="normal" style:font-size-complex="12pt" style:font-style-complex="normal" style:font-weight-complex="normal"/>
    </style:style>
    <style:style style:name="T149" style:family="text">
      <style:text-properties style:use-window-font-color="true" style:font-name="Arial" fo:font-size="12pt" fo:language="pt" fo:country="BR" fo:font-style="normal" fo:font-weight="normal" officeooo:rsid="00d13344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style:use-window-font-color="true" style:font-name="Arial" fo:font-size="12pt" fo:language="pt" fo:country="BR" fo:font-style="normal" fo:font-weight="normal" officeooo:rsid="00d2b772" style:font-size-asian="12pt" style:font-style-asian="normal" style:font-weight-asian="normal" style:font-size-complex="12pt" style:font-style-complex="normal" style:font-weight-complex="normal"/>
    </style:style>
    <style:style style:name="T151" style:family="text">
      <style:text-properties style:use-window-font-color="true" style:font-name="Arial" fo:font-size="12pt" fo:language="pt" fo:country="BR" fo:font-style="normal" fo:font-weight="normal" officeooo:rsid="00d66a78" style:font-size-asian="12pt" style:font-style-asian="normal" style:font-weight-asian="normal" style:font-size-complex="12pt" style:font-style-complex="normal" style:font-weight-complex="normal"/>
    </style:style>
    <style:style style:name="T152" style:family="text">
      <style:text-properties style:use-window-font-color="true" style:font-name="Arial" fo:font-size="12pt" fo:language="pt" fo:country="BR" fo:font-style="normal" fo:font-weight="normal" officeooo:rsid="00d6cbff" style:font-size-asian="12pt" style:font-style-asian="normal" style:font-weight-asian="normal" style:font-size-complex="12pt" style:font-style-complex="normal" style:font-weight-complex="normal"/>
    </style:style>
    <style:style style:name="T153" style:family="text">
      <style:text-properties style:use-window-font-color="true" style:font-name="Arial" fo:font-size="12pt" fo:language="pt" fo:country="BR" fo:font-style="normal" fo:font-weight="normal" officeooo:rsid="01aa734b" style:font-size-asian="12pt" style:font-style-asian="normal" style:font-weight-asian="normal" style:font-size-complex="12pt" style:font-style-complex="normal" style:font-weight-complex="normal"/>
    </style:style>
    <style:style style:name="T154" style:family="text">
      <style:text-properties fo:font-size="10pt" style:font-size-asian="10pt" style:font-size-complex="10pt"/>
    </style:style>
    <style:style style:name="T155" style:family="text">
      <style:text-properties officeooo:rsid="01aa94d5"/>
    </style:style>
    <style:style style:name="T156" style:family="text">
      <style:text-properties officeooo:rsid="005d4191"/>
    </style:style>
    <style:style style:name="T157" style:family="text">
      <style:text-properties officeooo:rsid="0072252d"/>
    </style:style>
    <style:style style:name="T158" style:family="text">
      <style:text-properties officeooo:rsid="00a00f85"/>
    </style:style>
    <style:style style:name="T159" style:family="text">
      <style:text-properties officeooo:rsid="00a0d5cf"/>
    </style:style>
    <style:style style:name="T160" style:family="text">
      <style:text-properties officeooo:rsid="018d7516"/>
    </style:style>
    <style:style style:name="T161" style:family="text">
      <style:text-properties officeooo:rsid="015c2014"/>
    </style:style>
    <style:style style:name="T162" style:family="text">
      <style:text-properties style:font-name="arial" fo:font-size="10pt" officeooo:rsid="018d7516" style:font-size-asian="10pt" style:font-size-complex="10pt"/>
    </style:style>
    <style:style style:name="T163" style:family="text">
      <style:text-properties officeooo:rsid="018ecdd1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bookmark-start text:name="__RefHeading___Toc74_2961738099"/>JEDIEL DA ROSA RIBEIRO<text:bookmark-end text:name="__RefHeading___Toc74_2961738099"/></text:p>
      <text:p text:style-name="P3"/>
      <text:p text:style-name="P3"/>
      <text:p text:style-name="P3"/>
      <text:p text:style-name="P3"/>
      <text:p text:style-name="P5"/>
      <text:p text:style-name="P3"/>
      <text:p text:style-name="P14">TÍTULO DO TRABALHO</text:p>
      <text:p text:style-name="P7"/>
      <text:p text:style-name="P7"/>
      <text:p text:style-name="P7"/>
      <text:p text:style-name="P7"/>
      <text:p text:style-name="P7"/>
      <text:p text:style-name="P9"/>
      <text:p text:style-name="P10"/>
      <text:p text:style-name="P7"/>
      <text:p text:style-name="P12"/>
      <text:p text:style-name="P12"/>
      <text:p text:style-name="P12"/>
      <text:p text:style-name="P12"/>
      <text:p text:style-name="P18"><text:span text:style-name="T2">GASPAR</text:span>/SC<text:line-break/><text:span text:style-name="T3">[ MÊS ]</text:span><text:span text:style-name="T15"> </text:span><text:span text:style-name="T1">DE 2021</text:span></text:p>
      <text:p text:style-name="P22">JEDIEL DA ROSA RIBEIRO</text:p>
      <text:p text:style-name="P4"/>
      <text:p text:style-name="P4"/>
      <text:p text:style-name="P4"/>
      <text:p text:style-name="P4"/>
      <text:p text:style-name="P6"/>
      <text:p text:style-name="P4"/>
      <text:p text:style-name="P15">TÍTULO DO TRABALHO</text:p>
      <text:p text:style-name="Abstrato">Trabalho apresentado à professora <text:span text:style-name="T13">[</text:span><text:span text:style-name="T14">NOME DA PROFESSORA</text:span><text:span text:style-name="T13">]</text:span> por exigência da disciplina <text:span text:style-name="T16">[</text:span><text:span text:style-name="T17">NOME DA DISCIPLINA</text:span><text:span text:style-name="T16">] do </text:span>curso de Teologia e Missão do Centro de Treinamento Missionário Vida – CTMVida.</text:p>
      <text:p text:style-name="P8"/>
      <text:p text:style-name="P11"/>
      <text:p text:style-name="P11"/>
      <text:p text:style-name="P11"/>
      <text:p text:style-name="P8"/>
      <text:p text:style-name="P13"/>
      <text:p text:style-name="P13"/>
      <text:p text:style-name="P13"/>
      <text:p text:style-name="P13"/>
      <text:p text:style-name="P17"><text:bookmark-start text:name="__RefHeading___Toc76_29617380991"/><text:span text:style-name="T2">GASPAR</text:span>/SC<text:line-break/><text:span text:style-name="T3">[ MÊS ]</text:span><text:span text:style-name="T15"> </text:span><text:span text:style-name="T1">DE 2021</text:span><text:bookmark-end text:name="__RefHeading___Toc76_29617380991"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20">Sumário</text:p>
          </text:index-title>
          <text:p text:style-name="P19"><text:a xlink:type="simple" xlink:href="#__RefHeading___Toc2542_4122488046" text:style-name="Index_20_Link" text:visited-style-name="Index_20_Link">​ Prefácio<text:tab/>4</text:a></text:p>
        </text:index-body>
      </text:table-of-content>
      <text:h text:style-name="P32" text:outline-level="1"/>
      <text:list xml:id="list3053802726" text:style-name="WWNum1">
        <text:list-item>
          <text:h text:style-name="P33" text:outline-level="1">Prefácio</text:h>
        </text:list-item>
        <text:list-item>
          <text:p text:style-name="P37"><text:tab/><text:span text:style-name="T156">Ouvi dizer que </text:span><text:span text:style-name="T157">talvez</text:span><text:span text:style-name="T156">, um aluno de um seminário cristão</text:span><text:span text:style-name="T156"><text:note text:id="ftn1" text:note-class="footnote"><text:note-citation>1</text:note-citation><text:note-body><text:p text:style-name="P27">CTMVida – Centro de Treinamento Missionário Vida. Gaspar, SC.</text:p></text:note-body></text:note></text:span><text:span text:style-name="T156"> </text:span><text:span text:style-name="T158">não devesse dedicar </text:span><text:span text:style-name="T4">seu</text:span><text:span text:style-name="T159"> </text:span><text:span text:style-name="T21">TCC</text:span><text:span text:style-name="T159"> para falar sobre jogos eletrônicos, um tema tão banal e irrelevante para a igreja</text:span><text:span text:style-name="T22">. </text:span><text:span text:style-name="T21">Isso, b</text:span><text:span text:style-name="T23">aseado na ideia de </text:span><text:span text:style-name="T24">que </text:span><text:span text:style-name="T25">os</text:span><text:span text:style-name="T24"> jogos </text:span><text:span text:style-name="T25">eletrônicos </text:span><text:span text:style-name="T24">não </text:span><text:span text:style-name="T25">t</text:span><text:span text:style-name="T26">ê</text:span><text:span text:style-name="T25">m espaço </text:span><text:span text:style-name="T27">nem relevância</text:span><text:span text:style-name="T25"> no meio religioso </text:span><text:span text:style-name="T5">e no</text:span><text:span text:style-name="T24"> </text:span><text:span text:style-name="T5">mundo </text:span><text:span text:style-name="T24">cristão. </text:span><text:span text:style-name="T28">N</text:span><text:span text:style-name="T24">ão pretendo criticar aqueles que pensam que o estudo d</text:span><text:span text:style-name="T29">os</text:span><text:span text:style-name="T24"> </text:span><text:span text:style-name="T72">jogos eletrônicos</text:span><text:span text:style-name="T24"> e </text:span><text:span text:style-name="T30">da</text:span><text:span text:style-name="T24"> religião </text:span><text:span text:style-name="T29">seja perda de tempo</text:span><text:span text:style-name="T24">. Eu entendo o ceticismo</text:span><text:span text:style-name="T6"> dessas pessoas, a</text:span><text:span text:style-name="T24">final, é </text:span><text:span text:style-name="T6">uma ideia</text:span><text:span text:style-name="T24"> que não tem sido </text:span><text:span text:style-name="T31">tão </text:span><text:span text:style-name="T24"><text:s/>explorad</text:span><text:span text:style-name="T30">a</text:span><text:span text:style-name="T24"> quanto poderia, </text:span><text:span text:style-name="T30">tanto no meio acadêmico quanto </text:span><text:span text:style-name="T29">no meio cristão. </text:span><text:span text:style-name="T21">Assim, ainda há muito </text:span><text:span text:style-name="T73">tabu</text:span><text:span text:style-name="T21"> </text:span><text:span text:style-name="T32">envolvendo </text:span><text:span text:style-name="T21">esse tópico, </text:span><text:span text:style-name="T31">com</text:span><text:span text:style-name="T21"> pensamentos </text:span><text:span text:style-name="T31">de que </text:span><text:span text:style-name="T21">jogos são </text:span><text:span text:style-name="T73">apenas um passatempo</text:span><text:span text:style-name="T21">, uma </text:span><text:span text:style-name="T73">distração</text:span><text:span text:style-name="T21"> </text:span><text:span text:style-name="T33">para crianças e adolescentes, </text:span><text:span text:style-name="T32">ou </text:span><text:span text:style-name="T72">lazer </text:span><text:span text:style-name="T32">para jovens e adultos</text:span><text:span text:style-name="T29">. </text:span><text:span text:style-name="T27">Contudo</text:span><text:span text:style-name="T30">, </text:span><text:span text:style-name="T32">é </text:span><text:span text:style-name="T21">fato </text:span><text:span text:style-name="T26">que </text:span><text:span text:style-name="T34">não apenas </text:span><text:span text:style-name="T26">religiões, </text:span><text:span text:style-name="T34">mas também</text:span><text:span text:style-name="T26"> ideologias e culturas</text:span><text:span text:style-name="T30"> </text:span><text:span text:style-name="T32">est</text:span><text:span text:style-name="T26">ão </text:span><text:span text:style-name="T32">presente</text:span><text:span text:style-name="T26">s</text:span><text:span text:style-name="T21">, </text:span><text:span text:style-name="T33">tanto explicitamente quanto implicitamente </text:span><text:span text:style-name="T30">em inúmeros títulos de grande sucesso</text:span><text:span text:style-name="T30"><text:note text:id="ftn2" text:note-class="footnote"><text:note-citation>2</text:note-citation><text:note-body><text:p text:style-name="P27">Como por exemplo: <text:span text:style-name="T86">Shadow of the </text:span><text:span text:style-name="T87">C</text:span><text:span text:style-name="T86">ollosus,</text:span><text:span text:style-name="T88"> God of War,</text:span><text:span text:style-name="T87"> The Last Guardian, </text:span><text:span text:style-name="T89">The Last of Us, Uncharted, Life is Strange e muitos outros.</text:span></text:p></text:note-body></text:note></text:span><text:span text:style-name="T30">.</text:span><text:span text:style-name="T21"> </text:span><text:span text:style-name="T26">Essas ideias </text:span><text:span text:style-name="T33">são passadas pelos desenvolvedores e criadores dos jogos, mesmo </text:span><text:span text:style-name="T34">isso podendo</text:span><text:span text:style-name="T33">, </text:span><text:span text:style-name="T31">ou não ser intencional</text:span><text:span text:style-name="T33">. </text:span><text:span text:style-name="T26">Na maioria das vezes, </text:span><text:span text:style-name="T34">a</text:span><text:span text:style-name="T26"> inclusão de </text:span><text:span text:style-name="T34">uma cosmovisão é </text:span><text:span text:style-name="T35">planejada </text:span><text:span text:style-name="T26">e desempenha um papel fundamental no enredo dos jogos. Mas, até mesmo se os criadores não quisessem introduzir </text:span><text:span text:style-name="T34">sua cosmovisão </text:span><text:span text:style-name="T26">em seus jogos, eles falhariam. Não existem criadores neutros</text:span><text:span text:style-name="T89"><text:note text:id="ftn3" text:note-class="footnote"><text:note-citation>3</text:note-citation><text:note-body><text:p text:style-name="P27">Francis Schaeffer, em seu livro desenvolve essa ideia dizendo que é praticamente impossível para o artísta trabalhar no nível da "arte pela arte“.</text:p></text:note-body></text:note></text:span><text:span text:style-name="T26">, todos temos uma cosmovisão pela qual enxergamos o mundo ao nosso redor </text:span><text:span text:style-name="T36">e pela qual tomamos decisões</text:span><text:span text:style-name="T26">. </text:span><text:span text:style-name="T89">Todos temos uma cultura da qual faz</text:span><text:span text:style-name="T90">e</text:span><text:span text:style-name="T89">mos parte. Todos nós, querendo ou não, acreditamos em algo. Seja na existência ou inexistência de Deus ou de deuses. Não há como fugir do impacto que </text:span><text:span text:style-name="T143">isso</text:span><text:span text:style-name="T89"> têm sobre nós, </text:span><text:span text:style-name="T91">nem da influência que os jogos têm como ferramenta para compartilhar cosmovis</text:span><text:span text:style-name="T90">ões</text:span><text:span text:style-name="T89">.</text:span></text:p>
        </text:list-item>
        <text:list-item>
          <text:p text:style-name="P37"><text:span text:style-name="T24"><text:tab/></text:span><text:span text:style-name="T26">O</text:span><text:span text:style-name="T37"> que me fez querer escrever sobre jogos eletrônicos </text:span><text:span text:style-name="T38">foi </text:span><text:span text:style-name="T26">primeiramente </text:span><text:span text:style-name="T38">a </text:span><text:span text:style-name="T74">aparente negligência da igreja em relação ao</text:span><text:span text:style-name="T75">s jogos e</text:span><text:span text:style-name="T74"> </text:span><text:span text:style-name="T75">ao </text:span><text:span text:style-name="T74">mundo dos </text:span><text:span text:style-name="T72">gamers</text:span><text:span text:style-name="T38">. </text:span><text:span text:style-name="T32">A igreja tem se movido para alcançar realidades que antes haviam sido </text:span><text:soft-page-break/><text:span text:style-name="T32">negligenciadas</text:span><text:span text:style-name="T92"><text:note text:id="ftn4" text:note-class="footnote"><text:note-citation>4</text:note-citation><text:note-body><text:p text:style-name="P27">Vale citar o espetáculo "Haja Luz“, apresentado <text:span text:style-name="T160">pelo grupo de teatro </text:span><text:span text:style-name="T76">Cia Cristo em Foco</text:span><text:span text:style-name="T160"> </text:span>na Sede da Igreja Evangélica Assembleia de Deus de Blumenau.</text:p></text:note-body></text:note></text:span><text:span text:style-name="T32">. Principalmente, no ambiente artístico. Vemos a igreja se posicionando de maneira relevante, trazendo consigo verdades da bíblia para o público que, </text:span><text:span text:style-name="T39">de outra forma</text:span><text:span text:style-name="T32"> </text:span><text:span text:style-name="T40">não teria uma oportunidade digna de conhecer o evangelho</text:span><text:span text:style-name="T93"><text:note text:id="ftn5" text:note-class="footnote"><text:note-citation>5</text:note-citation><text:note-body><text:p text:style-name="P28"><text:span text:style-name="T161">Essa ideia </text:span><text:span text:style-name="T162">foi retirada do</text:span><text:span text:style-name="T161"> livro </text:span><text:span text:style-name="T75">Missiologia: A missão transcultural da igreja</text:span><text:span text:style-name="T41"> de Larry D. Pate. Ele fala no contexto da necessidade de haver uma igreja(templo específico) na língua e cultura de cada grupo étnico.</text:span></text:p></text:note-body></text:note></text:span><text:span text:style-name="T40">, </text:span><text:span text:style-name="T39">como por exemplo</text:span><text:span text:style-name="T40"> <text:s/></text:span><text:span text:style-name="T39">apenas</text:span><text:span text:style-name="T40"> através d</text:span><text:span text:style-name="T39">e</text:span><text:span text:style-name="T40"> mensagens que são pregadas no púlpito </text:span><text:span text:style-name="T39">ou</text:span><text:span text:style-name="T40"> de movimentos evangelísticos. </text:span><text:span text:style-name="T42">No livro </text:span><text:span text:style-name="T77">A família na era </text:span><text:span text:style-name="T42">digital, de Lediel Santos, o autor apresenta inúmeros dados, mostrando a influência dos jogos nas famílias e no mundo de hoje. Esses dados nos revelam como os adolescentes em sua maioria possuem acesso à internet e consequentemente aos jogos eletrônicos. É fato que a maioria das crianças fazem parte </text:span><text:span text:style-name="T7">do </text:span><text:span text:style-name="T43">mundo dos jogos</text:span><text:span text:style-name="T39"> hoje, </text:span><text:span text:style-name="T42">sejam elas espectadoras através do youtube, ou jogadores ativos.</text:span><text:span text:style-name="T39"> </text:span><text:span text:style-name="T34">A procura de</text:span><text:span text:style-name="T42"> aconselhamento com pastores para controlar seus filhos que estão viciados em redes sociais e jogos eletrônicos, são </text:span><text:span text:style-name="T36">realidades </text:span><text:span text:style-name="T42">cada vez mais comuns </text:span><text:span text:style-name="T36">enfrentadas</text:span><text:span text:style-name="T42"> na igreja. </text:span><text:span text:style-name="T44">O mundo dos jogos está longe de estar distante da realidade dos cristãos.</text:span><text:span text:style-name="T42"> </text:span><text:span text:style-name="T94">Cada vez mais </text:span><text:span text:style-name="T144">assistimos</text:span><text:span text:style-name="T94"> a depravação da humanidade sendo expressa através dos jogos de várias maneiras </text:span><text:span text:style-name="T95">e </text:span><text:span text:style-name="T90">temos </text:span><text:span text:style-name="T95">nos afasta</text:span><text:span text:style-name="T90">do</text:span><text:span text:style-name="T95"> como igreja.</text:span><text:span text:style-name="T96"> </text:span><text:span text:style-name="T97">Contudo</text:span><text:span text:style-name="T98">, </text:span><text:span text:style-name="T145">algo mais alarmant</text:span><text:span text:style-name="T146">e</text:span><text:span text:style-name="T98"> é que </text:span><text:span text:style-name="T99">acabamos afastando a salvação para longe dos </text:span><text:span text:style-name="T112">gamers</text:span><text:span text:style-name="T99">, pois n</text:span><text:span text:style-name="T98">ão vemos </text:span><text:span text:style-name="T90">também, </text:span><text:span text:style-name="T98">a salvação da humanidade através de Cristo sendo expressa </text:span><text:span text:style-name="T95">de várias maneiras</text:span><text:span text:style-name="T100"> </text:span><text:span text:style-name="T98">através dos jogos.</text:span></text:p>
        </text:list-item>
        <text:list-item>
          <text:p text:style-name="P37"><text:span text:style-name="T38"><text:tab/></text:span><text:span text:style-name="T45">Em segundo lugar, fui incentivado pois, minha infância foi, em grande parte, vivenciada no </text:span><text:span text:style-name="T78">mundo dos jogos</text:span><text:span text:style-name="T45">. Mesmo nascendo num lar cristão, participando de todos os cultos, estando envolvido na igreja </text:span><text:span text:style-name="T46">constantemente</text:span><text:span text:style-name="T45">, vivi grande parte da minha vida </text:span><text:span text:style-name="T46">dentro da igreja, mas </text:span><text:span text:style-name="T47">totalmente distante da mensagem pregada no púlpito</text:span><text:span text:style-name="T101"><text:note text:id="ftn6" text:note-class="footnote"><text:note-citation>6</text:note-citation><text:note-body><text:p text:style-name="P29"><text:span text:style-name="T160">Não desvalorizando a pregação, mas demonstrando </text:span><text:span text:style-name="T163">como além da pregação, a igreja também pode e deve estar presente nas diversas realidades do undo, mais especificamente no mundo dos jogos.</text:span></text:p></text:note-body></text:note></text:span><text:span text:style-name="T45">. Em outras palavras, a pregação do púlpito não foi suficiente</text:span><text:span text:style-name="T8"> para alcançar a mim</text:span><text:span text:style-name="T9">. </text:span><text:span text:style-name="T10">A pregação parecia estar anos-luz da minha realidade</text:span><text:span text:style-name="T114">. </text:span><text:span text:style-name="T115">O pregador na igreja e eu no mundo dos jogos</text:span><text:span text:style-name="T114">. A mensagem de Deus fica</text:span><text:span text:style-name="T115">va</text:span><text:span text:style-name="T114"> </text:span><text:span text:style-name="T134">apenas </text:span><text:span text:style-name="T116">na </text:span><text:span text:style-name="T114">igreja. </text:span><text:span text:style-name="T116">S</text:span><text:span text:style-name="T115">e espera </text:span><text:soft-page-break/><text:span text:style-name="T115">que </text:span><text:span text:style-name="T114">o mundo ve</text:span><text:span text:style-name="T115">nha</text:span><text:span text:style-name="T114"> até nós e ou</text:span><text:span text:style-name="T115">ça</text:span><text:span text:style-name="T114"> passivamente </text:span><text:span text:style-name="T115">sobre coisas que talvez não façam parte de sua realidade</text:span><text:span text:style-name="T114">. Deus nos deu um modelo a seguir em seu filho, Jesus Cristo. </text:span><text:span text:style-name="T117">Ele deixou sua glória, se humilhou e se esvaziou de si mesmo para vir à nos em carne viver </text:span><text:span text:style-name="T118">conosco</text:span><text:span text:style-name="T117"> </text:span><text:span text:style-name="T135">em</text:span><text:span text:style-name="T136"> nosso mundo</text:span><text:span text:style-name="T136"><text:note text:id="ftn7" text:note-class="footnote"><text:note-citation>7</text:note-citation><text:note-body><text:p text:style-name="P30">Referência à definição de Missão de John Stott em seu livro, A missão cristã no mundo moderno.</text:p></text:note-body></text:note></text:span><text:span text:style-name="T117">. </text:span><text:span text:style-name="T115">Não podemos resumir a</text:span><text:span text:style-name="T117"> missão nas mensagens pregadas no púlpito da igreja, mas </text:span><text:span text:style-name="T147">em</text:span><text:span text:style-name="T117"> abrir mão e</text:span><text:span text:style-name="T119">m favor de </text:span><text:span text:style-name="T147">muitos</text:span><text:span text:style-name="T119">, para</text:span><text:span text:style-name="T117"> alcançar mundos e realidades que ainda estão sob o domínio das trevas. </text:span><text:span text:style-name="T148">A luz veio e brilhou entre nós</text:span><text:span text:style-name="T117">. </text:span><text:span text:style-name="T115">Isso tem acontecido e a igreja tem se movido <text:s/>para alcançar realidades</text:span><text:span text:style-name="T119"> com</text:span><text:span text:style-name="T115">o</text:span><text:span text:style-name="T119"> </text:span><text:span text:style-name="T149">o universo da música</text:span><text:span text:style-name="T119">, alcançando os </text:span><text:span text:style-name="T120">diversos </text:span><text:span text:style-name="T119">grupos que se formaram em torno </text:span><text:span text:style-name="T147">dos</text:span><text:span text:style-name="T119"> diferentes estilos musicais, com os filmes </text:span><text:span text:style-name="T121">e até mesmo com o teatro </text:span><text:span text:style-name="T122">que sempre foi colocado de lado pela igreja, e considerado uma “ferramenta depravada” (talvez, por conta de </text:span><text:span text:style-name="T116">sua história</text:span><text:span text:style-name="T122">).</text:span><text:span text:style-name="T121"> </text:span><text:span text:style-name="T122">M</text:span><text:span text:style-name="T121">as, </text:span><text:span text:style-name="T122">quando olhamos para </text:span><text:span text:style-name="T121">os jogos? </text:span><text:span text:style-name="T122">Não há presença relevante da igreja</text:span><text:span text:style-name="T122"><text:note text:id="ftn8" text:note-class="footnote"><text:note-citation>8</text:note-citation><text:note-body><text:p text:style-name="P31">Não há jogos cristãos em nenhuma das 3 maiores distribuidoras de jogos como Steam, Origin e Epic Games.</text:p></text:note-body></text:note></text:span><text:span text:style-name="T122">.</text:span></text:p>
        </text:list-item>
        <text:list-item>
          <text:p text:style-name="P38"><text:span text:style-name="T121"><text:tab/></text:span><text:span text:style-name="T123">Em terceiro lugar, </text:span><text:span text:style-name="T124">acredito que </text:span><text:span text:style-name="T137">a arte não deve ser vista e definida </text:span><text:span text:style-name="T138">em função de seus meios</text:span><text:span text:style-name="T139">(métodos, técnicas e formas)</text:span><text:span text:style-name="T138"> ou fins</text:span><text:span text:style-name="T139">(resultado, expressão, crítica, etc)</text:span><text:span text:style-name="T138">, mas principalmente de sua inspiração</text:span><text:span text:style-name="T139">(motivação, start)</text:span><text:span text:style-name="T125">. </text:span><text:span text:style-name="T126">Mas o que os jogos t</text:span><text:span text:style-name="T127">ê</text:span><text:span text:style-name="T126">m a ver com a arte? A arte, </text:span><text:span text:style-name="T128">é um meio pelo qual conhecimento, sentimentos, emoções, realidades e histórias são </text:span><text:span text:style-name="T140">expressas</text:span><text:span text:style-name="T128">, </text:span><text:span text:style-name="T116">e </text:span><text:span text:style-name="T134">compartilhadas</text:span><text:span text:style-name="T128">. Porém, quando pensamos em arte, a primeira coisa que vem na nossa cabeça são pinturas, desenhos, esculturas, artesanato, dança, música, teatro, cinema, etc. </text:span><text:span text:style-name="T122">Mas, porque nã</text:span><text:span text:style-name="T129">o dizer </text:span><text:span text:style-name="T122">que jogos, não apenas contém </text:span><text:span text:style-name="T116">inúmeras formas de </text:span><text:span text:style-name="T122">arte, mas, </text:span><text:span text:style-name="T130">que </text:span><text:span text:style-name="T139">são</text:span><text:span text:style-name="T122"> uma obra de arte </text:span><text:span text:style-name="T116">em si</text:span><text:span text:style-name="T122">.</text:span><text:span text:style-name="T128"> Através dos jogos, não apenas diverti</text:span><text:span text:style-name="T122">mos</text:span><text:span text:style-name="T128">, entrete</text:span><text:span text:style-name="T122">mos </text:span><text:span text:style-name="T128">e distra</text:span><text:span text:style-name="T122">imos </text:span><text:span text:style-name="T128">as pessoas, mas </text:span><text:span text:style-name="T122">histórias são transmitidas</text:span><text:span text:style-name="T128">, </text:span><text:span text:style-name="T122">sentimentos são expostos</text:span><text:span text:style-name="T128">, realidade</text:span><text:span text:style-name="T127">s </text:span><text:span text:style-name="T122">vivenciadas</text:span><text:span text:style-name="T128">, e isso, de uma maneira </text:span><text:span text:style-name="T131">totalmente</text:span><text:span text:style-name="T128"> distinta e particular das outras formas de arte, </text:span><text:span text:style-name="T116">através da </text:span><text:span text:style-name="T134">interatividade</text:span><text:span text:style-name="T128">. Há muita beleza </text:span><text:span text:style-name="T150">nos </text:span><text:span text:style-name="T128">jogos.</text:span><text:span text:style-name="T141"> </text:span><text:span text:style-name="T149">Contudo</text:span><text:span text:style-name="T132">, </text:span><text:span text:style-name="T122">a mídia e a igreja, pintam uma imagem negativa dos jogos, focando apenas na depravação e imoralidade exposta, como por exemplo violência explícita, conteúdo sexual e imoralidades em geral</text:span><text:span text:style-name="T132">. </text:span><text:span text:style-name="T151">Contudo, a expressão, a beleza, e a sinceridade com que criadores t</text:span><text:span text:style-name="T152">ê</text:span><text:span text:style-name="T151">m derramado suas vidas e suas ideias em jogos <text:s/></text:span><text:soft-page-break/><text:span text:style-name="T151">têm sido </text:span><text:span text:style-name="T152">negligenciadas, porém,</text:span><text:span text:style-name="T151"> </text:span><text:span text:style-name="T152">o impacto que isso tem gerado em </text:span><text:span text:style-name="T153">milhões</text:span><text:span text:style-name="T151"> ou até </text:span><text:span text:style-name="T153">bilhões</text:span><text:span text:style-name="T151"> de pessoas </text:span><text:span text:style-name="T152">não foi nem pode ser negligenciado pela mídia nem muito menos pela igreja.</text:span></text:p>
        </text:list-item>
        <text:list-item>
          <text:p text:style-name="P37"><text:span text:style-name="T48"><text:tab/>A igreja t</text:span><text:span text:style-name="T49">ê</text:span><text:span text:style-name="T48">m se calado e negligênciado o </text:span><text:span text:style-name="T79">mundo dos </text:span><text:span text:style-name="T80">gamers</text:span><text:span text:style-name="T48">, mas o mundo não. Quando olhamos para o caos nos jogos </text:span><text:span text:style-name="T50">eletrônicos</text:span><text:span text:style-name="T48"> </text:span><text:span text:style-name="T102">(</text:span><text:span text:style-name="T103">ou seja, </text:span><text:span text:style-name="T104">violência extrema, sexualidade explícita, homossexualidade </text:span><text:span text:style-name="T105">e imoralidade</text:span><text:span text:style-name="T102">),</text:span><text:span text:style-name="T48"> valores </text:span><text:span text:style-name="T51">morais e sociais </text:span><text:span text:style-name="T48">distorcidos, </text:span><text:span text:style-name="T51">dizem</text:span><text:span text:style-name="T52">os </text:span><text:span text:style-name="T51">que </text:span><text:span text:style-name="T81">os jogos</text:span><text:span text:style-name="T51"> são culpados e incentivam </text:span><text:span text:style-name="T49">o caos e </text:span><text:span text:style-name="T51">a </text:span><text:span text:style-name="T50">desmoralização </text:span><text:span text:style-name="T53">da sociedade</text:span><text:span text:style-name="T50">,</text:span><text:span text:style-name="T51"> </text:span><text:span text:style-name="T52">logo, </text:span><text:span text:style-name="T49">essas pessoas </text:span><text:span text:style-name="T52">mant</text:span><text:span text:style-name="T49">êm </text:span><text:span text:style-name="T52">distância, f</text:span><text:span text:style-name="T49">ogem e</text:span><text:span text:style-name="T52"> </text:span><text:span text:style-name="T53">não </text:span><text:span text:style-name="T49">se deixam </text:span><text:span text:style-name="T53">envolver. </text:span><text:span text:style-name="T49">Assim os jogos <text:s/>são “deixados nas trevas de onde saíram” </text:span><text:span text:style-name="T52">e </text:span><text:span text:style-name="T49">as pessoas </text:span><text:span text:style-name="T52">continua</text:span><text:span text:style-name="T49">m </text:span><text:span text:style-name="T52">vivendo, ignorando os bilhões de pessoas que </text:span><text:span text:style-name="T49">fazem parte desse mundo</text:span><text:span text:style-name="T52">. </text:span><text:span text:style-name="T53">A</text:span><text:span text:style-name="T54">lgumas, </text:span><text:span text:style-name="T53">assim</text:span><text:span text:style-name="T54"> como eu, nunca serão alcançadas pelas mensagens pregadas na igreja toda semana, </text:span><text:span text:style-name="T53">ou pelos </text:span><text:span text:style-name="T49">movimentos evangelísticos </text:span><text:span text:style-name="T53">esporádicos</text:span><text:span text:style-name="T55"> realizados pela igreja</text:span><text:span text:style-name="T54">. Pessoas que estão</text:span><text:span text:style-name="T52"> apenas esperando alguém para apresentar a luz à elas </text:span><text:span text:style-name="T54">de uma maneira que possam, </text:span><text:span text:style-name="T53">de fato,</text:span><text:span text:style-name="T54"> compreender</text:span><text:span text:style-name="T52">. </text:span><text:span text:style-name="T106">O principal motivo pelo qual </text:span><text:span text:style-name="T103">os jogos estão cada vez mais depravados e moralmente corrompidos, é justamente porque a igreja não tem se importado com </text:span><text:span text:style-name="T106">sua </text:span><text:span text:style-name="T103">realidade.</text:span><text:span text:style-name="T52"> Não há incentivo, mas, normalmente rejeição em relação aos jogos eletrônicos </text:span><text:span text:style-name="T54">no meio cristão</text:span><text:span text:style-name="T52">, pois são tratados como uma </text:span><text:span text:style-name="T82">ferramenta depravada </text:span><text:span text:style-name="T54">que serve como incentivo para violência e imoralidades</text:span><text:span text:style-name="T52">. </text:span><text:span text:style-name="T66">A omissão da igreja em relação ao mundo dos </text:span><text:span text:style-name="T12">jogos</text:span><text:span text:style-name="T66"> não resolve </text:span><text:span text:style-name="T67">esse</text:span><text:span text:style-name="T66"> problema da imoralidade presente </text:span><text:span text:style-name="T68">em inúmeros</text:span><text:span text:style-name="T66"> jogos, mas </text:span><text:span text:style-name="T69">sim, </text:span><text:span text:style-name="T70">acaba </text:span><text:span text:style-name="T69">agravando </text:span><text:span text:style-name="T70">ainda mais, </text:span><text:span text:style-name="T67">pois quem tem a resposta não a está levando aos gamers</text:span><text:span text:style-name="T66">.</text:span><text:span text:style-name="T33"> <text:s/>Não há posicionamento em favor do enorme público que diariamente procura </text:span><text:span text:style-name="T56">por alguma </text:span><text:span text:style-name="T33">resposta para </text:span><text:span text:style-name="T56">preencher </text:span><text:span text:style-name="T11">seu vazio existencial</text:span><text:span text:style-name="T33">,</text:span><text:span text:style-name="T57"> algo </text:span><text:span text:style-name="T33">que possa satisfazer suas carências </text:span><text:span text:style-name="T58">e desejos. Mas, não encontram nada nos jogos, e </text:span><text:span text:style-name="T64">não é culpa</text:span><text:span text:style-name="T84"> dos jogos</text:span><text:span text:style-name="T64">. </text:span><text:span text:style-name="T65">N</text:span><text:span text:style-name="T107">ão </text:span><text:span text:style-name="T108">há posicionamento da igreja </text:span><text:span text:style-name="T107">em compaixão para levar as verdades do evangelho aos gamers também!</text:span><text:span text:style-name="T58"> </text:span><text:span text:style-name="T52">Ao negligenciar realidades como a realidade do mundo dos jogos </text:span><text:span text:style-name="T55">simplesmente por dizer que são ferramentas depravadas e uma comunidade tóxica, ou até “algo mundano”</text:span><text:span text:style-name="T52">, estamos dizendo que, não acreditamos verdadeiramente que Jesus Cristo pode redimir e resignificar toda </text:span><text:span text:style-name="T56">a </text:span><text:span text:style-name="T52">vida. </text:span><text:span text:style-name="T103">Se ele pode redimir a nós, apesar dos nossos piores pecados, essa </text:span><text:soft-page-break/><text:span text:style-name="T103">nova vida que </text:span><text:span text:style-name="T109">ganhamos </text:span><text:span text:style-name="T99">em</text:span><text:span text:style-name="T109"> Cristo e hoje </text:span><text:span text:style-name="T103">vivemos, é suficiente, </text:span><text:span text:style-name="T105">assim como Jesus Cristo, </text:span><text:span text:style-name="T103">para influenciar realidades desafiadoras, mundos distantes e alcançar povos ainda não alcançados!</text:span></text:p>
        </text:list-item>
        <text:list-item>
          <text:p text:style-name="P37"><text:span text:style-name="T52"><text:tab/></text:span><text:span text:style-name="T59">Pretendo através da presente monografia apresentar</text:span><text:span text:style-name="T60"> </text:span><text:span text:style-name="T59">a realidade do mundo dos jogos, </text:span><text:span text:style-name="T60">os jogos como uma ferramenta </text:span><text:span text:style-name="T61">artística </text:span><text:span text:style-name="T60">relevante, </text:span><text:span text:style-name="T61">a realidade </text:span><text:span text:style-name="T62">dos gamers, </text:span><text:span text:style-name="T59">e expor o preconceito </text:span><text:span text:style-name="T54">entre esse mundo </text:span><text:span text:style-name="T59">e a igreja, </text:span><text:span text:style-name="T60">e a relevân</text:span><text:span text:style-name="T61">c</text:span><text:span text:style-name="T60">ia da igreja nessa realidade</text:span><text:span text:style-name="T54">.</text:span></text:p>
        </text:list-item>
        <text:list-item>
          <text:p text:style-name="P36">Jediel <text:span text:style-name="T155">da Rosa </text:span>Ribeiro, CTMVida, 2021.</text:p>
        </text:list-item>
      </text:list>
      <text:bibliography text:style-name="Sect1" text:protected="true" text:name="Bibliography1">
        <text:bibliography-source>
          <text:index-title-template text:style-name="Bibliography_20_Heading">Bibliografi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 text:style-name="Emphasis">, </text:index-entry-span>
            <text:index-entry-bibliography text:bibliography-data-field="title"/>
            <text:index-entry-span>. </text:index-entry-span>
            <text:index-entry-bibliography text:bibliography-data-field="edition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P21">Bibliografia</text:p>
          </text:index-title>
          <text:p text:style-name="P23">1: Nancy Pearcy<text:span text:style-name="Emphasis">, </text:span>Verdade Absoluta. 1ª Edição, Publicador X, 1999.</text:p>
        </text:index-body>
      </text:bibliography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CTM" xlink:href="Pictures/1000000000000500000000CF73E1439B139099FF.jpg" xlink:type="simple" xlink:show="embed" xlink:actuate="onLoad"/>
    <draw:fill-image draw:name="LOGO_5f_CTM" draw:display-name="LOGO_CTM" xlink:href="Pictures/1000000000000500000000CF73E1439B139099FF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arial" fo:font-family="arial" style:font-style-name="Regular" style:font-family-generic="swiss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 style:master-page-name="">
      <style:paragraph-properties fo:line-height="150%" fo:text-align="start" style:justify-single-word="false" style:page-number="auto" text:number-lines="false" text:line-number="0">
        <style:tab-stops/>
      </style:paragraph-properties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solid" style:leader-text="_"/>
        </style:tab-stops>
      </style:paragraph-properties>
      <style:text-properties style:font-name="arial" fo:font-family="arial" style:font-style-name="Regular" style:font-family-generic="swiss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Abstrato" style:family="paragraph" style:parent-style-name="Text_20_body" style:auto-update="true" style:master-page-name="">
      <style:paragraph-properties fo:margin-left="8.999cm" fo:margin-right="0cm" fo:line-height="115%" fo:text-align="justify" style:justify-single-word="false" fo:text-indent="0cm" style:auto-text-indent="false" style:page-number="auto"/>
      <style:text-properties fo:font-size="10pt"/>
    </style:style>
    <style:style style:name="Strong_20_Emphasis" style:display-name="Strong Emphasis" style:family="text">
      <style:text-properties style:font-name="Arial1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3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3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Paper_20_Texture" draw:fill-image-width="0cm" draw:fill-image-height="0cm" style:repeat="no-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LOGO_5f_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0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HTML" style:page-layout-name="Mpm4"/>
    <style:master-page style:name="CTM_20__7c__20_Contra_20_Capa" style:display-name="CTM | Contra Capa" style:page-layout-name="Mpm5" style:next-style-name="CTM_20__7c__20_Página">
      <style:header>
        <text:p text:style-name="Header"/>
      </style:header>
    </style:master-page>
    <style:master-page style:name="Envelope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CTM_20__7c__20_Página" style:display-name="CTM | Página" style:page-layout-name="Mpm9">
      <style:header>
        <text:p text:style-name="Header"/>
      </style:header>
      <style:footer>
        <text:p text:style-name="MP1"><text:page-number text:select-page="current">9</text:page-number></text:p>
      </style:footer>
    </style:master-page>
    <style:master-page style:name="CTM_20__7c__20_Capa" style:display-name="CTM | Capa" style:page-layout-name="Mpm10" style:next-style-name="CTM_20__7c__20_Contra_20_Capa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1T18:18:09.817245088</meta:creation-date>
    <dc:title>CTM</dc:title>
    <meta:editing-duration>PT1M2S</meta:editing-duration>
    <meta:editing-cycles>3</meta:editing-cycles>
    <meta:generator>LibreOffice/6.4.7.2$Linux_X86_64 LibreOffice_project/40$Build-2</meta:generator>
    <dc:date>2022-01-02T10:20:00.316260848</dc:date>
    <meta:document-statistic meta:table-count="0" meta:image-count="5" meta:object-count="0" meta:page-count="9" meta:paragraph-count="31" meta:word-count="1660" meta:character-count="10250" meta:non-whitespace-character-count="8605"/>
    <meta:template xlink:type="simple" xlink:actuate="onRequest" xlink:title="CTM" xlink:href="../../../../Templates/CTM.ott" meta:date="2021-12-31T18:18:09.357921112"/>
  </office:meta>
</office:document-meta>
</file>